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3cm" svg:height="3cm" svg:x="3.1cm" svg:y="9.9cm">
          <text:p text:style-name="P1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" draw:id="id2" draw:layer="layout" svg:width="3cm" svg:height="3cm" svg:x="13.5cm" svg:y="9.9cm">
          <text:p text:style-name="P1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" draw:id="id3" draw:layer="layout" svg:width="3cm" svg:height="3cm" svg:x="8.2cm" svg:y="18.8cm">
          <text:p text:style-name="P1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" draw:id="id4" draw:layer="layout" svg:width="3cm" svg:height="3cm" svg:x="8.2cm" svg:y="13.5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6.1cm" svg:y1="11.4cm" svg:x2="13.5cm" svg:y2="11.4cm" draw:start-shape="id1" draw:start-glue-point="10" draw:end-shape="id2" draw:end-glue-point="6" svg:d="M6100 11400h7400" svg:viewBox="0 0 7401 1">
          <text:p/>
        </draw:connector>
        <draw:connector draw:style-name="gr2" draw:text-style-name="P1" draw:layer="layout" draw:type="line" svg:x1="8.639cm" svg:y1="19.239cm" svg:x2="4.6cm" svg:y2="12.9cm" draw:start-shape="id3" draw:start-glue-point="5" draw:end-shape="id1" draw:end-glue-point="8" svg:d="M8639 19239l-4039-6339" svg:viewBox="0 0 4040 6340">
          <text:p/>
        </draw:connector>
        <draw:connector draw:style-name="gr2" draw:text-style-name="P1" draw:layer="layout" draw:type="line" svg:x1="10.761cm" svg:y1="19.239cm" svg:x2="15cm" svg:y2="12.9cm" draw:start-shape="id3" draw:start-glue-point="11" draw:end-shape="id2" draw:end-glue-point="8" svg:d="M10761 19239l4239-6339" svg:viewBox="0 0 4240 6340">
          <text:p/>
        </draw:connector>
        <draw:connector draw:style-name="gr2" draw:text-style-name="P1" draw:layer="layout" draw:type="line" svg:x1="5.661cm" svg:y1="12.461cm" svg:x2="8.639cm" svg:y2="13.939cm" draw:start-shape="id1" draw:start-glue-point="9" draw:end-shape="id4" draw:end-glue-point="5" svg:d="M5661 12461l2978 1478" svg:viewBox="0 0 2979 1479">
          <text:p/>
        </draw:connector>
        <draw:connector draw:style-name="gr2" draw:text-style-name="P1" draw:layer="layout" draw:type="line" svg:x1="10.761cm" svg:y1="13.939cm" svg:x2="13.939cm" svg:y2="12.461cm" draw:start-shape="id4" draw:start-glue-point="11" draw:end-shape="id2" draw:end-glue-point="7" svg:d="M10761 13939l3178-1478" svg:viewBox="0 0 3179 1479">
          <text:p/>
        </draw:connector>
        <draw:connector draw:style-name="gr2" draw:text-style-name="P1" draw:layer="layout" draw:type="line" svg:x1="9.7cm" svg:y1="16.5cm" svg:x2="9.7cm" svg:y2="18.8cm" draw:start-shape="id4" draw:start-glue-point="8" draw:end-shape="id3" draw:end-glue-point="4" svg:d="M9700 16500v2300" svg:viewBox="0 0 1 2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7:26:10.982973621</meta:creation-date>
    <dc:date>2017-05-17T21:35:19.260341953</dc:date>
    <meta:editing-duration>P0D</meta:editing-duration>
    <meta:editing-cycles>2</meta:editing-cycles>
    <meta:generator>LibreOffice/4.2.8.2$Linux_X86_64 LibreOffice_project/420m0$Build-2</meta:generator>
    <meta:document-statistic meta:object-count="10"/>
  </office:meta>
</office:document-meta>
</file>